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roadway" svg:font-family="Broadway"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7.758cm" fo:margin-left="-0.191cm" table:align="left" style:writing-mode="lr-tb"/>
    </style:style>
    <style:style style:name="Tabelle1.A" style:family="table-column">
      <style:table-column-properties style:column-width="6.334cm"/>
    </style:style>
    <style:style style:name="Tabelle1.B" style:family="table-column">
      <style:table-column-properties style:column-width="1.423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elle1.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elle1.A3" style:family="table-cell">
      <style:table-cell-properties style:vertical-align="top" fo:padding-left="0.191cm" fo:padding-right="0.191cm" fo:padding-top="0cm" fo:padding-bottom="0cm" fo:border="none" style:writing-mode="lr-tb"/>
    </style:style>
    <style:style style:name="Tabelle1.B3" style:family="table-cell">
      <style:table-cell-properties style:vertical-align="top" fo:padding-left="0.191cm" fo:padding-right="0.191cm" fo:padding-top="0cm" fo:padding-bottom="0cm" fo:border="none" style:writing-mode="lr-tb"/>
    </style:style>
    <style:style style:name="Tabelle1.A5" style:family="table-cell">
      <style:table-cell-properties style:vertical-align="top" fo:padding-left="0.191cm" fo:padding-right="0.191cm" fo:padding-top="0cm" fo:padding-bottom="0cm" fo:border="none" style:writing-mode="lr-tb"/>
    </style:style>
    <style:style style:name="Tabelle1.B5" style:family="table-cell">
      <style:table-cell-properties style:vertical-align="top" fo:padding-left="0.191cm" fo:padding-right="0.191cm" fo:padding-top="0cm" fo:padding-bottom="0cm" fo:border="none" style:writing-mode="lr-tb"/>
    </style:style>
    <style:style style:name="Tabelle1.A7" style:family="table-cell">
      <style:table-cell-properties style:vertical-align="top" fo:padding-left="0.191cm" fo:padding-right="0.191cm" fo:padding-top="0cm" fo:padding-bottom="0cm" fo:border="none" style:writing-mode="lr-tb"/>
    </style:style>
    <style:style style:name="Tabelle1.B7" style:family="table-cell">
      <style:table-cell-properties style:vertical-align="top" fo:padding-left="0.191cm" fo:padding-right="0.191cm" fo:padding-top="0cm" fo:padding-bottom="0cm" fo:border="none" style:writing-mode="lr-tb"/>
    </style:style>
    <style:style style:name="Tabelle2" style:family="table">
      <style:table-properties style:width="7.758cm" fo:margin-left="-0.191cm" table:align="left" style:writing-mode="lr-tb"/>
    </style:style>
    <style:style style:name="Tabelle2.A" style:family="table-column">
      <style:table-column-properties style:column-width="6.384cm"/>
    </style:style>
    <style:style style:name="Tabelle2.B" style:family="table-column">
      <style:table-column-properties style:column-width="1.374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none" fo:border-right="none" fo:border-top="none" fo:border-bottom="1pt solid #000000" style:writing-mode="lr-tb"/>
    </style:style>
    <style:style style:name="Tabelle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elle2.A3" style:family="table-cell">
      <style:table-cell-properties style:vertical-align="top" fo:padding-left="0.191cm" fo:padding-right="0.191cm" fo:padding-top="0cm" fo:padding-bottom="0cm" fo:border="none" style:writing-mode="lr-tb"/>
    </style:style>
    <style:style style:name="Tabelle2.B3" style:family="table-cell">
      <style:table-cell-properties style:vertical-align="top" fo:padding-left="0.191cm" fo:padding-right="0.191cm" fo:padding-top="0cm" fo:padding-bottom="0cm" fo:border="none" style:writing-mode="lr-tb"/>
    </style:style>
    <style:style style:name="Tabelle2.A5" style:family="table-cell">
      <style:table-cell-properties style:vertical-align="top" fo:padding-left="0.191cm" fo:padding-right="0.191cm" fo:padding-top="0cm" fo:padding-bottom="0cm" fo:border="none" style:writing-mode="lr-tb"/>
    </style:style>
    <style:style style:name="Tabelle2.B5" style:family="table-cell">
      <style:table-cell-properties style:vertical-align="top" fo:padding-left="0.191cm" fo:padding-right="0.191cm" fo:padding-top="0cm" fo:padding-bottom="0cm" fo:border="none" style:writing-mode="lr-tb"/>
    </style:style>
    <style:style style:name="Tabelle2.A7" style:family="table-cell">
      <style:table-cell-properties style:vertical-align="top" fo:padding-left="0.191cm" fo:padding-right="0.191cm" fo:padding-top="0cm" fo:padding-bottom="0cm" fo:border="none" style:writing-mode="lr-tb"/>
    </style:style>
    <style:style style:name="Tabelle2.B7"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text-properties fo:font-style="italic" style:text-underline-style="solid" style:text-underline-width="auto" style:text-underline-color="font-color" style:font-style-asian="italic"/>
    </style:style>
    <style:style style:name="P6" style:family="paragraph" style:parent-style-name="Standard">
      <style:text-properties fo:font-style="italic" fo:font-weight="bold" style:font-style-asian="italic" style:font-weight-asian="bold"/>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autospace="none"/>
    </style:style>
    <style:style style:name="P9" style:family="paragraph" style:parent-style-name="Standard">
      <style:paragraph-properties fo:margin-top="0cm" fo:margin-bottom="0cm" fo:line-height="100%" style:snap-to-layout-grid="false"/>
    </style:style>
    <style:style style:name="P10" style:family="paragraph" style:parent-style-name="Standard">
      <style:paragraph-properties fo:margin-top="0cm" fo:margin-bottom="0cm" fo:line-height="100%" style:text-autospace="none"/>
      <style:text-properties style:font-name-complex="Broadway"/>
    </style:style>
    <style:style style:name="P11" style:family="paragraph" style:parent-style-name="Standard">
      <style:paragraph-properties fo:margin-top="0cm" fo:margin-bottom="0cm" fo:line-height="100%"/>
      <style:text-properties fo:font-weight="bold" style:font-weight-asian="bold" style:font-weight-complex="bold"/>
    </style:style>
    <style:style style:name="P12" style:family="paragraph" style:parent-style-name="Standard">
      <style:paragraph-properties fo:margin-top="0cm" fo:margin-bottom="0cm" fo:line-height="100%" style:snap-to-layout-grid="false"/>
      <style:text-properties fo:font-weight="bold" style:font-weight-asian="bold" style:font-weight-complex="bold"/>
    </style:style>
    <style:style style:name="P13" style:family="paragraph" style:parent-style-name="Standard">
      <style:paragraph-properties fo:margin-left="2.498cm" fo:margin-right="0cm" fo:text-indent="0cm" style:auto-text-indent="false"/>
      <style:text-properties fo:font-style="italic" style:font-style-asian="italic"/>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635cm" fo:margin-right="0cm" fo:text-indent="0cm" style:auto-text-indent="false"/>
      <style:text-properties fo:font-style="italic" style:font-style-asian="italic"/>
    </style:style>
    <style:style style:name="P16"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style>
    <style:style style:name="P17" style:family="paragraph" style:parent-style-name="Listenabsatz" style:list-style-name="WW8Num3">
      <style:text-properties fo:font-weight="bold" style:font-weight-asian="bold"/>
    </style:style>
    <style:style style:name="P18" style:family="paragraph" style:parent-style-name="Listenabsatz" style:list-style-name="WW8Num2">
      <style:text-properties fo:font-weight="bold" style:font-weight-asian="bold"/>
    </style:style>
    <style:style style:name="P19" style:family="paragraph" style:parent-style-name="Listenabsatz" style:list-style-name="WW8Num5">
      <style:text-properties fo:font-style="italic" style:font-style-asian="italic"/>
    </style:style>
    <style:style style:name="P20" style:family="paragraph" style:parent-style-name="Listenabsatz">
      <style:text-properties fo:font-style="italic" fo:font-weight="bold" style:font-style-asian="italic" style:font-weight-asian="bold"/>
    </style:style>
    <style:style style:name="P21" style:family="paragraph" style:parent-style-name="Listenabsatz" style:list-style-name="WW8Num4">
      <style:text-properties fo:font-style="italic" fo:font-weight="bold" style:font-style-asian="italic" style:font-weight-asian="bold"/>
    </style:style>
    <style:style style:name="P22" style:family="paragraph" style:parent-style-name="Listenabsatz" style:list-style-name="WW8Num7">
      <style:text-properties fo:font-style="italic" fo:font-weight="bold" style:font-style-asian="italic" style:font-weight-asian="bold"/>
    </style:style>
    <style:style style:name="P23" style:family="paragraph" style:parent-style-name="Listenabsatz" style:list-style-name="WW8Num6">
      <style:text-properties fo:font-style="italic" fo:font-weight="bold" style:font-style-asian="italic" style:font-weight-asian="bold"/>
    </style:style>
    <style:style style:name="P24" style:family="paragraph" style:parent-style-name="Listenabsatz" style:list-style-name="WW8Num6"/>
    <style:style style:name="P25" style:family="paragraph" style:parent-style-name="Listenabsatz">
      <style:paragraph-properties fo:margin-left="2.54cm" fo:margin-right="0cm" fo:text-indent="0cm" style:auto-text-indent="false"/>
      <style:text-properties fo:font-style="italic" style:font-style-asian="italic"/>
    </style:style>
    <style:style style:name="P26" style:family="paragraph" style:parent-style-name="Listenabsatz">
      <style:paragraph-properties fo:margin-left="3.175cm" fo:margin-right="0cm" fo:text-indent="0cm" style:auto-text-indent="false"/>
      <style:text-properties fo:font-style="italic" style:font-style-asian="italic"/>
    </style:style>
    <style:style style:name="P27" style:family="paragraph" style:parent-style-name="Listenabsatz">
      <style:paragraph-properties fo:margin-left="2.498cm" fo:margin-right="0cm" fo:text-indent="0cm" style:auto-text-indent="false"/>
    </style:style>
    <style:style style:name="T1" style:family="text">
      <style:text-properties style:font-name-complex="Calibri"/>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giesystem </text:p>
      <text:p text:style-name="P3"/>
      <text:p text:style-name="Standard">Das Magiesystem ist prinzipiell darauf ausgelegt, dass die Magie schnell und tödlich sein kann. Sie ist jedoch für den Anwender unter Umständen genauso gefährlich wie für das Opfer. </text:p>
      <text:p text:style-name="Standard">Prinzipiell gilt es zwischen zwei Arten von Zaubern zu unterscheiden: Den Punktebasierenden und den Effekt-basierenden.<text:line-break/>Erstere sind Zauber, die mit einem bestimmten Zahlenwert gewirkt werden (z.B. Heilung um x TP; Schaden von x TP). <text:s/>Zweitere sind Zauber, welche einen bestimmten Effekt hervorrufen sollen, der keine Zahlen benötigt (z.B. Gegner flieht in Panik).<text:line-break/>Das nachfolgende System soll sich mit den Punktezaubern beschäftigen.</text:p>
      <text:p text:style-name="P1">Punktebasierende Zauber</text:p>
      <text:p text:style-name="P5">Komponenten und der Mindestwurf</text:p>
      <text:p text:style-name="Standard">Ein punktebasierender Zauber setzt sich aus 4 verschiedenen Komponenten zusammen, welche für die Durchführung des Zaubers essentiell sind. <text:line-break/>Diese sind nachfolgend aufgelistet und erklärt:</text:p>
      <text:list xml:id="list27372275" text:style-name="WW8Num3">
        <text:list-item>
          <text:p text:style-name="P17">Der Punktewert</text:p>
        </text:list-item>
      </text:list>
      <text:p text:style-name="P25">Der Effekt, den der Zauber verursachen soll, also z.B. die Anzahl TP die geheilt werden soll, die Anzahl TP, die der Zauber an Schaden verursachen soll, etc. Dieser Wert ist vom Zauberer frei wählbar.</text:p>
      <text:p text:style-name="P25"/>
      <text:list xml:id="list1341591981" text:continue-numbering="true" text:style-name="WW8Num3">
        <text:list-item>
          <text:p text:style-name="P17"><text:span text:style-name="T1"><text:s/></text:span>Die Anzahl der Ziele</text:p>
        </text:list-item>
      </text:list>
      <text:p text:style-name="P25">Der Zauberer kann frei über die Anzahl und Art der Ziele verfügen, von spieltechnischer Relevanz für diese Komponente sind dabei nur die Menge der Ziele.</text:p>
      <text:list xml:id="list1187605739" text:continue-numbering="true" text:style-name="WW8Num3">
        <text:list-item>
          <text:p text:style-name="P17">Die Situationskomponente</text:p>
        </text:list-item>
      </text:list>
      <text:p text:style-name="P25">Generell gesehen zaubert es sich einfacher, wenn der Zauberer genügend Ruhe und Zeit für die Durchführung des Zaubers hat. Für die folgenden Situationen gelten die Angegebenen Zahlenwerte:</text:p>
      <text:list xml:id="list558817652" text:style-name="WW8Num5">
        <text:list-item>
          <text:p text:style-name="P19">Ruhe : 1 </text:p>
        </text:list-item>
        <text:list-item>
          <text:p text:style-name="P19">Alltag (keine außerordent-lichen Situationen): 2</text:p>
        </text:list-item>
        <text:list-item>
          <text:p text:style-name="P19">Kampf/Stress: 4</text:p>
        </text:list-item>
      </text:list>
      <text:p text:style-name="P26"/>
      <text:list xml:id="list337757062" text:continue-list="list1187605739" text:style-name="WW8Num3">
        <text:list-item>
          <text:p text:style-name="P17">Boni und Mali</text:p>
        </text:list-item>
      </text:list>
      <text:p text:style-name="P25">Boni und Mali sind in bestimmten Situationen auftretende Komponenten, welche das Wirken eines Zaubers erleichtern oder erschweren können. Boni verringern hierbei den zu erreichenden Mindestwert (siehe unten), Mali erhöhen ihn. Standardmäßig wirken keine Boni und Mali. Situationen, in denen sie wirken <text:soft-page-break/>können, sind unten angegeben. </text:p>
      <text:p text:style-name="P4"/>
      <text:p text:style-name="Standard">Aus den obigen vier Komponenten errechnet sich nun der Mindestwert, welcher im Test für das Gelingen des Zaubers erreicht werden muss. Für die Berechnung gilt die folgende Formel:</text:p>
      <text:p text:style-name="P6">(Punktewert x Ziele + Situationskomponente) +- Boni/Mali</text:p>
      <text:p text:style-name="Standard">Durch Einsetzen der vom Zauberer angegebenen Punktewerte (oder die situationsbedingten) ergibt sich ein Zahlenwert, welcher der Mindestwert ist.</text:p>
      <text:p text:style-name="Standard"/>
      <text:p text:style-name="P4">Beispiel: </text:p>
      <text:p text:style-name="P4">Magier Thoran möchte einen eindrucksvollen Zauber wirken, der einen Gegner im Kampf schädigen soll. Er legt fest, daß der Spruch 5 TP Schaden verursachen soll und sich gegen einen einzelnen Gegner richtet. Thoran befindet sich außerdem im Kampf, weshalb eine Situationskomponente von 4 gilt. Da keine besonderen Boni und Mali wirken, ergibt sich für ihn somit ein Mindestwert von 9 (5 x 1 + 4), den es im Test zu erreichen gilt.</text:p>
      <text:p text:style-name="P5">Die Schule der Magie</text:p>
      <text:p text:style-name="P8">Der Spieler teilt anschließend dem Spielleiter mit, aus welcher Schule der Magie der Spruch entstammen soll, wie er also aussehen soll. </text:p>
      <text:p text:style-name="P10">Hierzu muß er eine der von ihm erlernten Schulen wählen, er darf keine neue erfinden oder den Spruch als „Allgemeine Magie“ verbuchen. </text:p>
      <text:p text:style-name="Standard">Alternativ darf er dies auch bereits vor dem Festlegen der Komponenten tun. <text:line-break/>Effektiv bedeutet nun z.B. ein Zauber aus der Schule der Feuermagie, daß der Spieler einen Flammenzauber ausspricht. Ihm sind hierbei jedoch keine Grenzen gesetzt, der Zauber kann also in sämtlichen Formen auftreten (z.B. Feuerball, Feuerstrahl, Flammenwand) sofern sich die Beschreibung des Spruchs im Rahmen der Schule hält. <text:s/>Eine Auflistung sämtlicher existierender Schulen findest du weiter hinten in diesem Kapitel. </text:p>
      <text:p text:style-name="P4">Beispiel:</text:p>
      <text:p text:style-name="P4">Anschließend verkündet Thorans Spieler die Art des Zaubers, in diesem Fall ein Feuerball aus der Schule der Feuermagie. <text:line-break/>Effektiv plant Thoran nun also einen Feuerball welcher bei seinem Ziel 5 TP Schaden verursacht. <text:line-break/>Alternativ hätte Thoran`s Spieler natürlich auch vor dem Festlegen der einzelnen Komponenten die Art des Zaubers erläutern können, dies hat effektiv keine </text:p>
      <text:p text:style-name="P4"/>
      <text:p text:style-name="P4"/>
      <text:p text:style-name="P4"/>
      <text:p text:style-name="P5">Der Test gegen den Mindestwert</text:p>
      <text:p text:style-name="Standard">Nachdem der Mindestwert festgelegt und die Magieschule bestimmt ist, gilt es nun zu testen, ob der Zauber gelingt. Hierzu nimmt der Spieler den +- W6 und addiert/subtrahiert das gewürfelte Ergebnis von seiner Fertigkeit für die gewählte Magieschule. <text:line-break/>Erreicht das Ergebnis den Mindestwert oder übersteigt ihn , gelingt der Zauber. <text:s/>Erreicht das Ergebnis den Mindestwert nicht, so <text:soft-page-break/>gilt der Zauber als mißlungen, was als Zauberpatzer bezeichnet wird. <text:s/>Sollte das Ergebnis niedriger als die Hälfte des <text:s/>Mindestwertes (aufgerundet) sein, so gilt der Zauber als mißlungen und gleichzeitig als kritischer Zauberpatzer (Auswirkungen siehe unten).</text:p>
      <text:p text:style-name="P4">Beispiel:</text:p>
      <text:p text:style-name="P4">Thoran besitzt eine durchschnittliche Fertigkeit für die Schule der Feuermagie. Er würfelt also mit dem +-W6 und wirft eine 4. Das Ergebnis seines Tests ist also 16, was die erforderlichen 9 um 7 Punkte übersteigt. Der Zauber ist geglückt.</text:p>
      <text:p text:style-name="P5">Manakosten</text:p>
      <text:p text:style-name="Standard">Jeder Zauber kostet, unabhängig davon, ob er gelungen ist oder nicht, Manapunkte. <text:line-break/>Ziehe daher nach der Durchführung des Zaubers so viele Manapunkte vom „Gesamtpool“ des Zauberers ab, wie der Mindestwert war. War der Mindestwert also z.B. 8, so kostet der Zauber 8 Manapunkte.</text:p>
      <text:p text:style-name="Standard">Sinken die Manapunkte eines Charakters auf 0 oder weniger, so ist der Spieler <text:s/>nicht mehr in der Lage mit diesem Charakter Zauber zu sprechen, bis die Manapunkte wieder mehr als 0 sind. <text:line-break/>Sollten für einen Zauber nicht ausreichend Manapunkte vorhanden sein, so gilt der ausgesprochene Zauber als kritischer Zauberpatzer. <text:s/></text:p>
      <text:p text:style-name="P4"/>
      <text:p text:style-name="P5">Magieresistenz und Zauberbann</text:p>
      <text:p text:style-name="Standard">Jedes Wesen in der Welt von Terra Phantasia besitzt einen gewissen, natürlichen Widerstand gegen ihn betreffende magische Effekte. Dies kann dazu führen, daß ein mächtiger Feuerball harmlos einige Schritte entfernt verpufft, oder daß <text:s/>der Zauber durch einen glücklichen Zufall abgelenkt wird. </text:p>
      <text:p text:style-name="Standard">Die Magieresistenz ist ein Attribut wie jedes andere und kann ebenfalls gesteigert oder verringert werden (geh davon aus, daß der Charakter sein Wissen um das Entgehen eines Zaubers verändert hat). <text:line-break/>Wird ein Charakter von einem Punktezauber betroffen (ist also Ziel davon), so darf er versuchen diesem Zauber zu entgehen. Er muß dies nicht tun (was zum Beispiel bei einem auf ihn angewandten Heilzauber sinnvoll ist), sondern kann den Zauber auch auf sich wirken lassen. <text:line-break/>Wenn du den Zauber bannen möchtest, wirf hierfür den +-W6 und addiere/subtrahiere das Ergebnis vom Magieresistenzwert des Charakters. <text:line-break/>Ist das Ergebnis höher oder gleich dem Ergebnis des Zauberers, so betrifft der Zauber den Charakter nicht. <text:s/>Der Zauber wurde zwar ausgeführt und kostet den Zaubernden auch Mana, das Ziel ist davon jedoch nicht betroffen. <text:line-break/>Erreicht der Wert nicht das Ergebnis des Zaubernden, so gelingt der Zauber und das Ziel erleidet die vollen Konsequenzen des Zaubers. <text:line-break/>Beachte, daß auch für den Test zum Entgehen eines Zaubers Boni und Mali wirken können (z.B. <text:s/>durch magische Schutzkleidung oder einen Schutzzauber). <text:s/>Diese unterliegen jedoch keinen festen Regeln und sollten im Spiel festgelegt/gewirkt werden. </text:p>
      <text:p text:style-name="P5"/>
      <text:p text:style-name="P5"/>
      <text:p text:style-name="P5"><text:soft-page-break/>Schaden durch Zauber und Rüstungen</text:p>
      <text:p text:style-name="Standard">Durch Zauber verursachter Schaden wird normal den Regeln entsprechend wie Kampfschaden behandelt und daher auch durch Rüstungen gemindert/verhindert.</text:p>
      <text:p text:style-name="Standard">Zauber verursachen ebenfalls, wie beschrieben, Wunden. <text:s/></text:p>
      <text:p text:style-name="P5">Boni und Mali für den Mindestwurf bei Zaubern</text:p>
      <text:p text:style-name="Standard">Die folgenden Boni können beim Aussprechen eines Zaubers wirken:</text:p>
      <table:table table:name="Tabelle1" table:style-name="Tabelle1">
        <table:table-column table:style-name="Tabelle1.A"/>
        <table:table-column table:style-name="Tabelle1.B"/>
        <table:table-row table:style-name="Tabelle1.1">
          <table:table-cell table:style-name="Tabelle1.A1" office:value-type="string">
            <text:p text:style-name="P11">Ereignis</text:p>
          </table:table-cell>
          <table:table-cell table:style-name="Tabelle1.A1" office:value-type="string">
            <text:p text:style-name="P7">Bonus</text:p>
          </table:table-cell>
        </table:table-row>
        <table:table-row table:style-name="Tabelle1.1">
          <table:table-cell table:style-name="Tabelle1.A2" office:value-type="string">
            <text:p text:style-name="P11">Zauberer steht im Freien</text:p>
          </table:table-cell>
          <table:table-cell table:style-name="Tabelle1.A2" office:value-type="string">
            <text:p text:style-name="P7">1</text:p>
          </table:table-cell>
        </table:table-row>
        <table:table-row table:style-name="Tabelle1.1">
          <table:table-cell table:style-name="Tabelle1.A3" office:value-type="string">
            <text:p text:style-name="P11">Ziel bemerkt Zauberer nicht</text:p>
          </table:table-cell>
          <table:table-cell table:style-name="Tabelle1.B3" office:value-type="string">
            <text:p text:style-name="P7">1</text:p>
          </table:table-cell>
        </table:table-row>
        <table:table-row table:style-name="Tabelle1.1">
          <table:table-cell table:style-name="Tabelle1.A2" office:value-type="string">
            <text:p text:style-name="P11">Gegner trägt metallische Rüstungsteile</text:p>
          </table:table-cell>
          <table:table-cell table:style-name="Tabelle1.A2" office:value-type="string">
            <text:p text:style-name="P7">1</text:p>
          </table:table-cell>
        </table:table-row>
        <table:table-row table:style-name="Tabelle1.1">
          <table:table-cell table:style-name="Tabelle1.A5" office:value-type="string">
            <text:p text:style-name="P11">Zauberer verwendet Fokus (siehe unten)</text:p>
          </table:table-cell>
          <table:table-cell table:style-name="Tabelle1.B5" office:value-type="string">
            <text:p text:style-name="P7">2</text:p>
          </table:table-cell>
        </table:table-row>
        <table:table-row table:style-name="Tabelle1.1">
          <table:table-cell table:style-name="Tabelle1.A2" office:value-type="string">
            <text:p text:style-name="P11">Konzentration von X Runden (siehe unten)</text:p>
          </table:table-cell>
          <table:table-cell table:style-name="Tabelle1.A2" office:value-type="string">
            <text:p text:style-name="P7">2+X</text:p>
          </table:table-cell>
        </table:table-row>
        <table:table-row table:style-name="Tabelle1.1">
          <table:table-cell table:style-name="Tabelle1.A7" office:value-type="string">
            <text:p text:style-name="P12"/>
          </table:table-cell>
          <table:table-cell table:style-name="Tabelle1.B7" office:value-type="string">
            <text:p text:style-name="P9"/>
          </table:table-cell>
        </table:table-row>
        <table:table-row table:style-name="Tabelle1.1">
          <table:table-cell table:style-name="Tabelle1.A2" office:value-type="string">
            <text:p text:style-name="P12"/>
          </table:table-cell>
          <table:table-cell table:style-name="Tabelle1.A2" office:value-type="string">
            <text:p text:style-name="P9"/>
          </table:table-cell>
        </table:table-row>
      </table:table>
      <text:p text:style-name="Standard"/>
      <text:p text:style-name="Standard"><text:span text:style-name="T2">Fokus<text:line-break/></text:span><text:span text:style-name="T3">Ein Fokus ist ein persönlicher Gegenstand des Ziels (Haare, Körperteile, wichtiger Gegenstand wie z.B. Ehering). Ist der Zauberer im Besitz eines solchen Gegenstand, so wirkt der Bonus von +1 bei allen Zaubern, die den „Fokusbesitzer“ betreffen. Dieser Bonus ist nicht kumulativ, der Zauberer erhält also nur 1x den Bonus, egal wie viele Fokusse er besitzt. Bei einem Zauber der verschiedene Gegner betrifft erhält der Zauberer einen Bonus von jeweils 1 für jeden der Betroffenen, von dem er einen Fokus besitzt. </text:span></text:p>
      <text:p text:style-name="Standard"><text:span text:style-name="T2">Konzentration von X Runden<text:line-break/></text:span><text:span text:style-name="T3">Beim Aussprechen des Zaubers kann der Ausführende sich für X Runden konzentrieren, um die Erfolgschancen des Zaubers zu erhöhen. <text:s/>X ist hierbei eine Anzahl Runden NACH der Runde, in welcher der Zauber ausgesprochen wurde. Am Ende des letzten Zuges der Konzentration tritt der Effekt des Zaubers dann ein. <text:line-break/>Konzentriert sich ein Zauberer also z.B. 3 Runden lang, so läßt er nach der Runde, in welcher er den Zauber spricht 3 weitere „untätig“ (sich konzentrierend) verstreichen. Am Ende der 3. Runde der Konzentration wirkt dann der Zauber.<text:line-break/>Während der Konzentration darf der Zauberer keinen Schaden erleiden, ansonsten ist die Konzentration gestört und der Zauberer verliert den Bonus für die Runde, in der er gestört wurde. Außerdem darf er in den Runden der Konzentration keine Aktionen ausführen.<text:line-break/>Am Ende der Konzentration erhält der Zauberer dann den oben beschriebenen Bonus, wobei X die Anzahl der störungsfrei konzentrierten Runden ist. </text:span></text:p>
      <text:p text:style-name="Standard">Die folgenden Mali wirken beim Ausführen eines Zaubers:</text:p>
      <table:table table:name="Tabelle2" table:style-name="Tabelle2">
        <table:table-column table:style-name="Tabelle2.A"/>
        <table:table-column table:style-name="Tabelle2.B"/>
        <table:table-row table:style-name="Tabelle2.1">
          <table:table-cell table:style-name="Tabelle2.A1" office:value-type="string">
            <text:p text:style-name="P11">Ereignis</text:p>
          </table:table-cell>
          <table:table-cell table:style-name="Tabelle2.A1" office:value-type="string">
            <text:p text:style-name="P7">Malus</text:p>
          </table:table-cell>
        </table:table-row>
        <table:table-row table:style-name="Tabelle2.1">
          <table:table-cell table:style-name="Tabelle2.A2" office:value-type="string">
            <text:p text:style-name="P11">Zauberer trägt metallische Rüstungsteile in X Trefferzonen</text:p>
          </table:table-cell>
          <table:table-cell table:style-name="Tabelle2.A2" office:value-type="string">
            <text:p text:style-name="P7">2*X</text:p>
          </table:table-cell>
        </table:table-row>
        <table:table-row table:style-name="Tabelle2.1">
          <table:table-cell table:style-name="Tabelle2.A3" office:value-type="string">
            <text:p text:style-name="P11">Ziel hat sich in der letzten Runde mehr als 3 Schritt weit bewegt</text:p>
          </table:table-cell>
          <table:table-cell table:style-name="Tabelle2.B3" office:value-type="string">
            <text:p text:style-name="P7">1</text:p>
          </table:table-cell>
        </table:table-row>
        <table:table-row table:style-name="Tabelle2.1">
          <table:table-cell table:style-name="Tabelle2.A2" office:value-type="string">
            <text:p text:style-name="P11">Zauberer befindet sich im Nahkampf</text:p>
          </table:table-cell>
          <table:table-cell table:style-name="Tabelle2.A2" office:value-type="string">
            <text:p text:style-name="P7">2</text:p>
          </table:table-cell>
        </table:table-row>
        <table:table-row table:style-name="Tabelle2.1">
          <table:table-cell table:style-name="Tabelle2.A5" office:value-type="string">
            <text:p text:style-name="P11">Zauberer hat in der letzten Runde Schaden erlitten</text:p>
          </table:table-cell>
          <table:table-cell table:style-name="Tabelle2.B5" office:value-type="string">
            <text:p text:style-name="P7">1</text:p>
          </table:table-cell>
        </table:table-row>
        <table:table-row table:style-name="Tabelle2.1">
          <table:table-cell table:style-name="Tabelle2.A2" office:value-type="string">
            <text:p text:style-name="P12"/>
          </table:table-cell>
          <table:table-cell table:style-name="Tabelle2.A2" office:value-type="string">
            <text:p text:style-name="P9"/>
          </table:table-cell>
        </table:table-row>
        <table:table-row table:style-name="Tabelle2.1">
          <table:table-cell table:style-name="Tabelle2.A7" office:value-type="string">
            <text:p text:style-name="P12"/>
          </table:table-cell>
          <table:table-cell table:style-name="Tabelle2.B7" office:value-type="string">
            <text:p text:style-name="P9"/>
          </table:table-cell>
        </table:table-row>
        <table:table-row table:style-name="Tabelle2.1">
          <table:table-cell table:style-name="Tabelle2.A2" office:value-type="string">
            <text:p text:style-name="P12"/>
          </table:table-cell>
          <table:table-cell table:style-name="Tabelle2.A2" office:value-type="string">
            <text:p text:style-name="P9"/>
          </table:table-cell>
        </table:table-row>
      </table:table>
      <text:p text:style-name="Standard"/>
      <text:p text:style-name="P1">Effektbasierende Zauber</text:p>
      <text:p text:style-name="P2"><text:soft-page-break/>Der Mindestwurf</text:p>
      <text:p text:style-name="Standard">Wie schon bei den punktebasierenden Zaubern existiert auch hier ein Mindestwurf, welchen der Zauberer in einer abzulegenden Probe zu erreichen hat, damit der Spruch gelingt. <text:s/>Im Prinzip ist die Errechnung dieses Mindestwurfs nicht anders als oben beschrieben, jedoch gilt eine geänderte Formel, bestehend aus den folgenden Komponenten:</text:p>
      <text:list xml:id="list952700642" text:style-name="WW8Num2">
        <text:list-item>
          <text:p text:style-name="P18">Der Effekt</text:p>
        </text:list-item>
      </text:list>
      <text:p text:style-name="P13">Selbstredend braucht jeder effektbasierende Zauber auch einen Effekt den er auslösen soll. Dies können Ereignisse sein, Reaktionen oder Veränderungen, ob nun an Personen, Kreaturen oder der Umwelt. Der Effekt ist dem Spieler frei überlassen und unterliegt keinen Einschrän-kungen. <text:line-break/>Der Zauber braucht einen Wirkungsgrad, eine Stärke, an welcher sich definieren lässt, mit welcher Effektivität der Effekt eintrifft oder nicht eintrifft. Die Wirkung ist daher ein beliebiger positiver Punktewert, der vom Zauberer gewählt wird. Die Bedeutung der einzelnen Punktewerte entspricht der üblichen Beschreibung der Punktewerte („Durchschnittlich, Sehr gut, Legendär, etc…“) </text:p>
      <text:list xml:id="list1856853529" text:continue-numbering="true" text:style-name="WW8Num2">
        <text:list-item>
          <text:p text:style-name="P18">Situationskomponente</text:p>
        </text:list-item>
      </text:list>
      <text:p text:style-name="P13">Siehe unter „punktebasierende Zauber“.</text:p>
      <text:list xml:id="list1517314115" text:continue-numbering="true" text:style-name="WW8Num2">
        <text:list-item>
          <text:p text:style-name="P18">Anzahl der Ziele/Wirkungsfläche</text:p>
        </text:list-item>
      </text:list>
      <text:p text:style-name="P27"><text:line-break/><text:span text:style-name="T3">Der Zauberer wählt wie schon unter „punktebasierende Zauber“ beschrieben eine Anzahl Objekte, Personen, Kreaturen, usw. welche von dem Spruch betroffen werden sollen. <text:line-break/>Alternativ hierzu kann der Zaubernde ein Gebiet festlegen, in welchem der Effekt eintritt. Diese Gebiete sind generell als „rund“ zu betrachten, pro 1 Schritt Radius gilt dies als 1 Punkt (für die nachfolgende Formel). <text:line-break/></text:span></text:p>
      <text:list xml:id="list153393745" text:continue-numbering="true" text:style-name="WW8Num2">
        <text:list-item>
          <text:p text:style-name="P18">Boni und Mali</text:p>
        </text:list-item>
      </text:list>
      <text:p text:style-name="P27"><text:span text:style-name="T2"><text:line-break/></text:span><text:span text:style-name="T3">Auch bei den effekt-basierenden Zaubern gelten die oben angegebenen Boni und Mali. Zusätzlich sollte der Spielleiter sich ermutigt fühlen, nach seinem Ermessen mit Boni und Mali zu hantieren, da die oben angegebenen Tabellen bei weitem nicht alle Situationen und Ereignisse abdecken können. <text:s/>Zusätzlich finden Spielleiter in den Beschreibungen der einzelnen Magieklassen </text:span><text:soft-page-break/><text:span text:style-name="T3">Vorschläge für Boni und Mali bei Effektzaubern.</text:span></text:p>
      <text:p text:style-name="P4"/>
      <text:p text:style-name="Standard">Für die Berechnung des Mindestwurfs gilt nun die folgende Formel:</text:p>
      <text:p text:style-name="P6">(Effektstärke + Ziele/Gebiet + Situationskomponente) +- Boni/Mali</text:p>
      <text:p text:style-name="Standard">Außerdem <text:span text:style-name="T2">muß</text:span> der Spieler <text:span text:style-name="T2">vor</text:span> dem Festlegen der einzelnen Komponenten die Schule der Magie benennen, aus welcher der Zauber stammen soll. Die spezifische Form des Zaubers legt er dann mit der Wirkungsstärke der ersten Komponente fest. Die Bedeutung der Effektstärke in Bezug auf die Magieschule wird in den Einzelbeschreibungen erläutert. </text:p>
      <text:p text:style-name="P4">Beispiel: </text:p>
      <text:p text:style-name="P4">Thoran, der Magier, entscheidet sich in der nächsten Runde für einen Angstzauber, um seinen menschlichen Gegner zu demoralisieren. Er wählt die Schule der „Beeinflussung“ und will bei seinem Gegner einen „durchschnittlichen Angstzustand“ <text:s/>(12 Punkte) hervorrufen. Da er sich im Kampf befindet und keine Boni und Mali wirken, ist der für ihn zu erreichende Mindestwurf 17.</text:p>
      <text:p text:style-name="Standard"/>
      <text:p text:style-name="Standard">Mit dem sich hieraus ergebenden Mindestwurf verfährt der Spieler dann genau so, wie für die Punktebasierenden Zauber bereits beschrieben. <text:s/>Auch hier wählt er</text:p>
      <text:p text:style-name="Standard"><text:span text:style-name="T2">Wichtig: <text:s/></text:span>Auch Effektbasierende Zauber können wie oben beschrieben gebannt wer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ie 21 Schulen der Magie</text:p>
      <text:p text:style-name="Standard">In der Welt von Terra Phantasia gab es einst eine große Unordnung unter den Nutzern der Winde der Magie. Dies führte zu Streit, Mißgunst und Krieg; Magiern wurde mißtraut und sie wurden gemieden. <text:line-break/>Um diesen Zustand zu verbessern, entschieden sich die 21 mächtigsten Magier ihrer Zeit dazu, sich auf Richtlinien und Normen im Umgang mit der Magie zu einigen. Die Handhabe der Magie wurde für alle kommenden Novizen festgelegt, sodaß jeder Experte auf dem Gebiet der Zauberei den gleichen Grundfundus an Sprüchen und Fertigkeiten erlernt hatte. Es entstanden die ersten <text:soft-page-break/>Magierakademien in denen nun, in 21 Schulen der Magie aufgeteilt, unterrichtet wurde. Heute gelten diese Schulen als die offiziellen magischen Künste und sind weltweit anerkannt. Ihre Ausbildung ist an jeder Akademie genormt und kann auf der ganzen Welt erlernt werden. <text:line-break/>Zusätzlich zu den 21 Schulen der Magie gibt es noch einige nicht anerkannte, als „Chaos-Magie“ bezeichnete Formen der Zauberei, auf die an anderer Stelle näher eingegangen werden wird.</text:p>
      <text:p text:style-name="Standard">Für jede der 21 Schulen der Magie folgt eine kurze Erläuterung des Anwendungsgebietes und der Wirkung der Schule. Außerdem werden hier Beispiele gegeben, sowie schulspezifische Vorschläge für Boni und Mali gemacht.</text:p>
      <text:p text:style-name="Standard">Die Schulen der Magie sind als Fertigkeiten zu betrachten, die ebenfalls gesteigert oder erniedrigt werden können. <text:span text:style-name="T2">Im Gegensatz zu anderen Fertigkeiten, welche sich standardmäßig auf einem Niveau von 12 befinden, sind die 21 Schulen der Magie bei jedem untrainierten Lebewesen auf 9! <text:line-break/></text:span>Sollte jedoch während der Charaktererstellung eine Magieschule als positive Fertigkeit gewählt werden, so ist diese dann auch als Fertigkeit auf 15 zu betrachten. </text:p>
      <text:list xml:id="list1061205275" text:style-name="WW8Num4">
        <text:list-item>
          <text:p text:style-name="P21"><text:span text:style-name="T1">„</text:span>Schwarze Magie“</text:p>
        </text:list-item>
      </text:list>
      <text:p text:style-name="P15">Ein Zauberer der schwarzen Magie beherrscht die Schatten und kann sich diese zu Nutze machen. Er ist in der Lage Dunkelheit in Energie zu wandeln und diese Energie auf seine Gegner zu schleudern. <text:line-break/>Er beherrscht es außerdem, anderen Lebewesen die Lebensenergie zu entziehen und sich selbst zu Nutze zu machen. Unspezifische, logisch nicht erklärbare Schmerzen bei seinen Feinden hervorrufen und Schatten zu Dingen formen gehören zu seinen Fähigkeiten.<text:line-break/>Der Schwarzmagier vergrößert seine Macht des Nachts, ist am Tage jedoch geschwächt.<text:line-break/>Das Symbol der schwarzen Magie sind die zwei sich kreuzenden schwarzen Blitze auf rotem Grund.</text:p>
      <text:p text:style-name="Standard"><text:span text:style-name="T2">Anwendungsbeispiele: </text:span><text:line-break/>Energieblitze, Schmerzen, Absaugen von Lebensenergie, Bewegung und Veränderung von Schatten und Dunkelheit, Bündeln von Schatten und Dunkelheit zu energiereichen Dingen…<text:line-break/><text:line-break/><text:span text:style-name="T2">Boni und Mali:<text:line-break/></text:span><text:span text:style-name="T3">Boni: </text:span><text:s/>Dunkelheit um den Magier (z.B. Nacht); Magier steht im Schatten/in einem schattenreichen Gebiet<text:line-break/><text:span text:style-name="T3">Mali: </text:span><text:s/>Helligkeit um den Magier (z.B. Tag, Lampen); Lebensenergietransferierende Zauber (z.B. Umleiten von Lebenskraft von einem Wesen auf das andere). </text:p>
      <text:p text:style-name="Standard"/>
      <text:p text:style-name="Standard"/>
      <text:list xml:id="list102458686" text:style-name="WW8Num7">
        <text:list-item>
          <text:p text:style-name="P22"><text:span text:style-name="T1">„</text:span>Weiße Magie“</text:p>
        </text:list-item>
      </text:list>
      <text:p text:style-name="P14"><text:span text:style-name="T3">Die Weiße Magie ist in der Lage, sich die Kräfte der Sonne und des Lichts nutzbar zu machen. So blendet der Magier seine Gegner, indem er </text:span><text:s/><text:span text:style-name="T3">Licht zu einzelnen, gleißenden Strahlen bündelt. Mit Lichtblitzen fügt er seinen Feinden Schaden zu. Der Magier ist in der Lage, dunkle Orte mit </text:span><text:soft-page-break/><text:span text:style-name="T3">Licht zu erhellen und Lebewesen vor dem Einfluß von Magie zu schützen.<text:line-break/>Der Weißmagier ist am Tage stark, doch in der Nacht schwach. <text:line-break/>Sein Symbol ist die goldene Sonne auf weißem Grund.</text:span></text:p>
      <text:p text:style-name="Standard"><text:span text:style-name="T2">Anwendungsbeispiele:<text:line-break/></text:span>Lichtblitze, Erhellen von Gebieten, <text:s/>Erhöhung der Magieresistenz, Blenden von Gegnern...</text:p>
      <text:p text:style-name="Standard"><text:span text:style-name="T2">Boni und Mali:</text:span><text:span text:style-name="T3"><text:line-break/>Boni: </text:span>Magier steht im Licht; Lichtquelle in der Nähe<text:line-break/><text:span text:style-name="T3">Mali: </text:span><text:s/>Dunkelheit um den Magier (z.B. Nacht); Erhöhung der Magieresistenz eines Lebewesens<text:line-break/></text:p>
      <text:list xml:id="list1812645239" text:style-name="WW8Num6">
        <text:list-item>
          <text:p text:style-name="P24"><text:span text:style-name="T5">„</text:span><text:span text:style-name="T4">Nekromantie“</text:span><text:line-break/><text:line-break/><text:span text:style-name="T3">Die Nekromantie ist ein eingeschränktes, aber enorm mächtiges Gebiet der Magie. Es erlaubt dem Anwender die Erweckung und Kontrolle bereits verstorbener Kreaturen. Außerdem ermöglicht sie das Bannen und Zerstören von untotem Leben.<text:line-break/>Das Symbol der Nekromantie ist der bleiche Totenschädel auf schwarzem Grund.</text:span></text:p>
        </text:list-item>
      </text:list>
      <text:p text:style-name="P4"><text:span text:style-name="T2">Anmerkung:</text:span> <text:line-break/>Die Nekromantie benötigt immer ein totes Lebewesen als Ziel und kann niemals auf noch lebende Dinge gewirkt werden. Nekromantie gilt immer als „Effektbasierender Zauber“. Das Ziel des Zaubers versucht den Spruch IMMER mit der vor dem Tod vorhandenen Magieresistenz zu bannen. Die Kreatur darf ab der Kampfrunde NACH der Erweckung handeln.<text:line-break/>Die Effektstärke bestimmt die Profilwerte der erweckten Kreatur. Ein legendärer Nekromantiezauber erweckt die Kreatur <text:s/>mit ihren Ursprünglichen Profilwerten und Fähigkeiten; ein durchschnittlicher Zauber halbiert die Werte, usw. <text:line-break/>Einmal erweckt, kontrolliert der Nekromant die Kreatur bis sie all ihre Trefferpunkte verloren hat, gebannt wird (durch andere Zauber) oder vom Nekromanten entlassen wird, was er im Kampf jederzeit tun kann und was nicht als Handlung gilt. <text:s/><text:line-break/>Pro angefangenen fünf Punkten auf der Fertigkeit „Nekromantie“ darf der Nekromant ein erwecktes Wesen gleichzeitig kontrollieren. Einige Kreaturen sind schwerer oder leichter zu kontrollieren, als andere. Sie belegen dann mehr oder weniger als einen „Platz“ in der Maximalzahl der kontrollierbaren Kreaturen. Darauf wird dann in der Beschreibung der Kreatur explizit hingewiesen. </text:p>
      <text:p text:style-name="Standard"><text:span text:style-name="T2">Anwendungsbeispiele:<text:line-break/></text:span>Erweckung von Kreaturen; Schaden an untoten Kreaturen<text:line-break/><text:line-break/><text:span text:style-name="T2">Boni und Mali:<text:line-break/></text:span>Keine Besonderen</text:p>
      <text:p text:style-name="Standard"/>
      <text:p text:style-name="Standard"/>
      <text:p text:style-name="Standard"/>
      <text:p text:style-name="Standard"/>
      <text:list xml:id="list1375975081" text:continue-numbering="true" text:style-name="WW8Num6">
        <text:list-item>
          <text:p text:style-name="P23"><text:span text:style-name="T1">„</text:span>Heilung“</text:p>
        </text:list-item>
      </text:list>
      <text:p text:style-name="P15">Die Schule der Heilung befaßt sich mit der Erneuerung noch vorhandenen Lebens, dem Kurieren von Krankheiten, Flüchen und anderen negativen Effekten, sowie der Steigerung <text:soft-page-break/>der Abwehr gegen Krankheiten.<text:line-break/>Der Magier erzielt größere Erfolge wenn er Ruhe hat, und hat im Kampf Nachteile. <text:line-break/>Das Symbol der Schule der Heilung ist der rote Blutstropfen auf weißem Grund.<text:line-break/></text:p>
      <text:p text:style-name="Standard"><text:span text:style-name="T2">Anwendungsbeispiele:<text:line-break/></text:span>Heilung einer Krankheit; Aufheben eines Fluchs; Heilung von Wunden; Erhöhung der Trefferpunkte; Erhöhung der Krankheitsabwehr…<text:line-break/><text:line-break/><text:span text:style-name="T2">Boni und Mali:<text:line-break/></text:span><text:span text:style-name="T3">Boni: </text:span>Ruhe bei der Ausführung der Zauber<text:span text:style-name="T3"><text:line-break/>Mali:</text:span> <text:s/>Hektik, Stress, Kampf<text:span text:style-name="T3"> <text:line-break/></text:span></text:p>
      <text:list xml:id="list1715961431" text:continue-numbering="true" text:style-name="WW8Num6">
        <text:list-item>
          <text:p text:style-name="P23"><text:span text:style-name="T1">„</text:span>Feuermagie“</text:p>
        </text:list-item>
      </text:list>
      <text:p text:style-name="P15">Die Feuermagie befasst sich im Allgemeinen mit Dingen, die mit Wärme, Hitze und Feuer zu tun haben. So können Feuermagier durch pure Willenskraft Kerzen anzünden, Lagerfeuer entfachen oder aber mächtige Feuerbälle auf ihre Feinde schleudern. Sie können Dinge erhitzen und Wärmequellen entdecken; große Hitze schadet ihnen nicht.<text:line-break/>Der Feuermagier wird bei erhöhter Temperatur zunehmend mächtiger, bei Kälte jedoch versagt er schnell.<text:line-break/>Sein Symbol ist die goldene Flamme auf rotem Grund.</text:p>
      <text:p text:style-name="Standard"><text:span text:style-name="T2">Anwendungsbeispiele:<text:line-break/></text:span>Feuer entfachen; Feuerbälle; Flammenwände; Wärme entdecken; Immunität gegen Hitze; <text:s/>Erhitzen von Gegenständen…</text:p>
      <text:p text:style-name="Standard"><text:span text:style-name="T2">Boni und Mali:<text:line-break/></text:span><text:span text:style-name="T3">Boni: </text:span>Erhöhte Umgebungstemperatur<text:line-break/><text:span text:style-name="T3">Mali: </text:span>Kälte<text:line-break/></text:p>
      <text:list xml:id="list1576603014" text:continue-numbering="true" text:style-name="WW8Num6">
        <text:list-item>
          <text:p text:style-name="P23"><text:span text:style-name="T1">„</text:span>Eismagie“</text:p>
        </text:list-item>
      </text:list>
      <text:p text:style-name="P15">Die Eismagie beherrscht den Umgang mit Eis, Wasser und Kälte. Eismagier können Gegenstände zum Gefrieren bringen, ihren Gegnern mit Schneestürmen zusetzen, Umgebungstemperaturen senken und Wasser kontrollieren. <text:line-break/>Der Eismagier wird bei Kälte mächtig, büßt jedoch bei hohen Temperaturen seine Kraft ein.<text:line-break/>Sein Symbol ist der weiße Schneekristall auf blauem Grund.</text:p>
      <text:p text:style-name="Standard"><text:span text:style-name="T2">Anwendungsbeispiele:<text:line-break/></text:span>Eispfeil schleudern; Gegenstand gefrieren; Regen herbei rufen; Auf Wasser gehen; Kälte widerstehen…</text:p>
      <text:p text:style-name="Standard"><text:span text:style-name="T2">Boni und Mali:<text:line-break/></text:span><text:span text:style-name="T3">Boni: </text:span>Kälte<text:line-break/><text:span text:style-name="T3">Mali: </text:span>Erhöhte Umgebungstemperatur</text:p>
      <text:p text:style-name="Listenabsatz"><text:line-break/></text:p>
      <text:list xml:id="list190486428" text:continue-numbering="true" text:style-name="WW8Num6">
        <text:list-item>
          <text:p text:style-name="P23"><text:span text:style-name="T1">„</text:span>Erdmagie“</text:p>
        </text:list-item>
      </text:list>
      <text:p text:style-name="P15">Die Erdmagie befasst sich mit der Lehre der Gesteine, in all seinen Formen. Der gelehrte Feuermagier formt Dinge aus Gestein und Erde, schleudert riesige Felsen auf seine Feinde oder bringt den Boden unter ihren Füßen zum Erzittern. <text:line-break/>Der Erdmagier fühlt sich in Höhlen und Gebäuden gestärkt, unter freiem Himmel jedoch unwohl. <text:line-break/>Sein Symbol ist der graue Berg auf braunem Grund.</text:p>
      <text:p text:style-name="Standard"><text:span text:style-name="T2">Anwendungsbeispiele:<text:line-break/></text:span>Gesteinsbrocken schleudern; Gestein formen; Erdbeben; Tunnel graben…<text:line-break/><text:soft-page-break/><text:line-break/><text:span text:style-name="T2">Boni und Mali:</text:span><text:line-break/><text:span text:style-name="T3">Boni: </text:span>Magier befindet sich „unter der Erde“ oder in einem Gebäude<text:line-break/><text:span text:style-name="T3">Mali: </text:span>Magier befindet sich unter freiem Himmel</text:p>
      <text:p text:style-name="P20"/>
      <text:list xml:id="list2170334340" text:continue-numbering="true" text:style-name="WW8Num6">
        <text:list-item>
          <text:p text:style-name="P23"><text:span text:style-name="T1">„</text:span>Luftmagie“</text:p>
        </text:list-item>
      </text:list>
      <text:p text:style-name="P15">Die Luftmagie beschäftigt sich mit dem Flüchtigsten der vier natürlichen Elemente: der Luft. Magier dieser Schule sind in der Lage Stürme herbei zu rufen, den Gegner durch Luftstöße umzuwerfen oder sich selbst in die Lüfte zu erheben. <text:line-break/>Der Luftmagier fühlt sich unter freiem Himmel wohl, ist jedoch in Höhlen und Gebäuden geschwächt. <text:line-break/>Sein Symbol ist die weiße Wolke auf blauem Grund.</text:p>
      <text:p text:style-name="Standard"><text:span text:style-name="T2">Anwendungsbeispiele:<text:line-break/></text:span>Luftstoß; Sturm herbeirufen; Schweben…</text:p>
      <text:p text:style-name="Standard"><text:span text:style-name="T2">Boni und Mali:<text:line-break/></text:span><text:span text:style-name="T3">Boni: </text:span>Magier steht unter freiem Himmel<text:line-break/><text:span text:style-name="T3">Mali: </text:span>Magier befindet sich in einem Gebäude oder „unter der Erde“.</text:p>
      <text:p text:style-name="P20"/>
      <text:list xml:id="list144957149" text:continue-numbering="true" text:style-name="WW8Num6">
        <text:list-item>
          <text:p text:style-name="P23"><text:span text:style-name="T1">„</text:span>Illusionistik“</text:p>
        </text:list-item>
      </text:list>
      <text:p text:style-name="P15">Die Illusionistik ist die Schule der magischen Täuschungen. Sie gaukelt der Umwelt einen nicht existenten Umstand vor, <text:s/>welcher von allen gesehen werden kann. <text:s/>Magier der Illusionistik erschaffen magische Bilder von anderen Personen, erzeugen Licht- und Geräuscheffekte um Personen abzulenken und verändern scheinbar ihr Aussehen um andere zu verwirren.<text:line-break/>Illusionisten tragen das schwarze Auge auf grünem Grund als Zeichen ihrer Fähigkeiten.</text:p>
      <text:p text:style-name="P14"><text:span text:style-name="T4">Wichtig: </text:span>Illusionszauber verändern niemals ihre Umgebung, sie lassen die nicht Eingeweihten lediglich glauben, die Täuschung sei real. Erzeugt ein Illusionist also eine Brücke über einen Fluß, so werden andere diese zwar betreten, jedoch daraufhin recht naß werden. <text:line-break/>Beachte, daß Illusionszauber immer von ALLEN wahrgenommen werden, <text:s/>niemals nur von einer speziellen Person. <text:line-break/>Außerdem werden Illusionszauber von Lebewesen mit einer höheren Illusionistik-Fertigkeit als der Zauberer <text:s/>sofort erkannt. </text:p>
      <text:p text:style-name="Standard"><text:span text:style-name="T2">Anwendungsbeispiele: <text:line-break/></text:span>Erzeugen eines magischen Doppelgängers; Blätterrascheln vortäuschen; <text:s/>Stimmen erzeugen…<text:line-break/><text:line-break/><text:span text:style-name="T2">Boni und Mali:<text:line-break/></text:span><text:span text:style-name="T3">Keine Besonderen<text:line-break/></text:span></text:p>
      <text:list xml:id="list538983479" text:continue-numbering="true" text:style-name="WW8Num6">
        <text:list-item>
          <text:p text:style-name="P23"><text:span text:style-name="T1">„</text:span>Druidik“</text:p>
        </text:list-item>
      </text:list>
      <text:p text:style-name="P14"><text:span text:style-name="T3">Die Druidik ist die uralte Macht, mit der Natur im Einklang zu stehen und somit Teil von ihr zu werden. Magier der Druidik, gemeinhin als „Druiden“ bezeichnet, kennen deshalb Wege, um die Natur für ihre Zwecke zu nutzen. So können sie mit Tieren sprechen, Pflanzen schnell wachsen lassen oder sich ungesehen durch die Natur bewegen. <text:line-break/>In künstlichen Behausungen fühlen sich Druiden recht unwohl. <text:line-break/></text:span><text:soft-page-break/><text:span text:style-name="T3">Sie tragen den weißen Baum auf grünem Grund. <text:line-break/><text:line-break/> </text:span><text:line-break/></text:p>
      <text:p text:style-name="P14"/>
      <text:p text:style-name="Standard"/>
      <text:p text:style-name="Standard"/>
      <text:p text:style-name="Standard"/>
      <text:p text:style-name="P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roadway" svg:font-family="Broadway"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enabsatz" style:family="paragraph" style:parent-style-name="Standard">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4z0" style:family="text">
      <style:text-properties style:font-name="Wingdings"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alibri" style:font-name-asian="Calibri"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Wingdings" fo:font-weight="bold" style:font-name-asian="Calibri" style:font-weight-asian="bold"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asian="Calibri"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columns fo:column-count="2" fo:column-gap="1.249cm">
          <style:column style:rel-width="32767*" fo:start-indent="0cm" fo:end-indent="0.624cm"/>
          <style:column style:rel-width="32767*" fo:start-indent="0.624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Klein</meta:initial-creator>
    <meta:creation-date>2006-11-07T19:40:00</meta:creation-date>
    <dc:creator>Manuel Klein</dc:creator>
    <dc:date>2006-11-28T17:16:00</dc:date>
    <meta:print-date>2006-11-07T18:37:00</meta:print-date>
    <meta:editing-cycles>25</meta:editing-cycles>
    <meta:document-statistic meta:table-count="2" meta:image-count="0" meta:object-count="0" meta:page-count="11" meta:paragraph-count="125" meta:word-count="3218" meta:character-count="21943" meta:non-whitespace-character-count="18904"/>
    <meta:generator>LibreOffice/3.5$Linux_x86 LibreOffice_project/350m1$Build-2</meta:generator>
    <meta:user-defined meta:name="Info 1"/>
    <meta:user-defined meta:name="Info 2"/>
    <meta:user-defined meta:name="Info 3"/>
    <meta:user-defined meta:name="Info 4"/>
  </office:meta>
</office:document-meta>
</file>